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text-properties fo:font-weight="bold" officeooo:rsid="000f2e00" officeooo:paragraph-rsid="000f2e00" style:font-weight-asian="bold" style:font-weight-complex="bold"/>
    </style:style>
    <style:style style:name="P2" style:family="paragraph" style:parent-style-name="Standard">
      <style:paragraph-properties fo:text-align="start" style:justify-single-word="false"/>
      <style:text-properties fo:font-weight="bold" officeooo:rsid="0010cc67" officeooo:paragraph-rsid="0010cc67"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45383" officeooo:paragraph-rsid="00045383"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5383" officeooo:paragraph-rsid="00045383"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d3e4" officeooo:paragraph-rsid="0005d3e4"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5d3e4" officeooo:paragraph-rsid="000bd148"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b7a3c" officeooo:paragraph-rsid="000b7a3c"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bd148" officeooo:paragraph-rsid="000bd148"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da547" officeooo:paragraph-rsid="000da547"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e6e6b" officeooo:paragraph-rsid="000e6e6b"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f2e00" officeooo:paragraph-rsid="000f2e00" style:font-weight-asian="bold" style:font-weight-complex="bold"/>
    </style:style>
    <style:style style:name="P12" style:family="paragraph" style:parent-style-name="Standard">
      <style:paragraph-properties fo:text-align="start" style:justify-single-word="false"/>
      <style:text-properties officeooo:paragraph-rsid="000f2e00"/>
    </style:style>
    <style:style style:name="P13" style:family="paragraph" style:parent-style-name="Standard">
      <style:paragraph-properties fo:text-align="start" style:justify-single-word="false"/>
      <style:text-properties officeooo:rsid="000f2e00" officeooo:paragraph-rsid="000f2e00"/>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51d30" style:font-weight-asian="normal" style:font-weight-complex="normal"/>
    </style:style>
    <style:style style:name="T4" style:family="text">
      <style:text-properties style:text-underline-style="none" fo:font-weight="normal" officeooo:rsid="00045383" style:font-weight-asian="normal" style:font-weight-complex="normal"/>
    </style:style>
    <style:style style:name="T5" style:family="text">
      <style:text-properties style:text-underline-style="none" fo:font-weight="normal" officeooo:rsid="000ad373" style:font-weight-asian="normal" style:font-weight-complex="normal"/>
    </style:style>
    <style:style style:name="T6" style:family="text">
      <style:text-properties style:text-underline-style="none" fo:font-weight="normal" officeooo:rsid="000b7a3c" style:font-weight-asian="normal" style:font-weight-complex="normal"/>
    </style:style>
    <style:style style:name="T7" style:family="text">
      <style:text-properties style:text-underline-style="none" fo:font-weight="normal" officeooo:rsid="000c56d5" style:font-weight-asian="normal" style:font-weight-complex="normal"/>
    </style:style>
    <style:style style:name="T8" style:family="text">
      <style:text-properties style:text-underline-style="none" fo:font-weight="normal" officeooo:rsid="000da547" style:font-weight-asian="normal" style:font-weight-complex="normal"/>
    </style:style>
    <style:style style:name="T9" style:family="text">
      <style:text-properties style:text-underline-style="none" officeooo:rsid="000b7a3c"/>
    </style:style>
    <style:style style:name="T10" style:family="text">
      <style:text-properties style:text-underline-style="none" officeooo:rsid="00051d30"/>
    </style:style>
    <style:style style:name="T11" style:family="text">
      <style:text-properties style:text-position="super 58%" style:text-underline-style="none" fo:font-weight="normal" style:font-weight-asian="normal" style:font-weight-complex="normal"/>
    </style:style>
    <style:style style:name="T12" style:family="text">
      <style:text-properties style:text-position="super 58%" style:font-name="Liberation Serif" fo:font-size="12pt" style:text-underline-style="none" fo:font-weight="normal" style:font-size-asian="12pt" style:font-weight-asian="normal" style:font-size-complex="12pt" style:font-weight-complex="normal"/>
    </style:style>
    <style:style style:name="T13" style:family="text">
      <style:text-properties style:text-position="super 58%" style:font-name="Liberation Serif" fo:font-size="12pt" style:text-underline-style="none" fo:font-weight="normal" officeooo:rsid="000f2e00" style:font-size-asian="12pt" style:font-weight-asian="normal" style:font-size-complex="12pt" style:font-weight-complex="normal"/>
    </style:style>
    <style:style style:name="T14" style:family="text">
      <style:text-properties style:text-position="super 58%" style:font-name="Liberation Serif" fo:font-size="12pt" style:text-underline-style="none" fo:font-weight="normal" officeooo:rsid="0010cc67" style:font-size-asian="12pt" style:font-weight-asian="normal" style:font-size-complex="12pt" style:font-weight-complex="normal"/>
    </style:style>
    <style:style style:name="T15" style:family="text">
      <style:text-properties style:text-position="0% 100%" style:text-underline-style="none" fo:font-weight="normal" style:font-weight-asian="normal" style:font-weight-complex="normal"/>
    </style:style>
    <style:style style:name="T16" style:family="text">
      <style:text-properties style:text-position="0% 100%" style:text-underline-style="none" fo:font-weight="normal" officeooo:rsid="000f2e00" style:font-weight-asian="normal" style:font-weight-complex="normal"/>
    </style:style>
    <style:style style:name="T17" style:family="text">
      <style:text-properties style:text-position="0% 100%" style:font-name="Liberation Serif" fo:font-size="12pt" style:text-underline-style="none" fo:font-weight="normal" style:font-size-asian="12pt" style:font-weight-asian="normal" style:font-size-complex="12pt" style:font-weight-complex="normal"/>
    </style:style>
    <style:style style:name="T18" style:family="text">
      <style:text-properties style:text-position="0% 100%" style:font-name="Liberation Serif" fo:font-size="12pt" style:text-underline-style="none" fo:font-weight="normal" officeooo:rsid="000f2e00" style:font-size-asian="12pt" style:font-weight-asian="normal" style:font-size-complex="12pt" style:font-weight-complex="normal"/>
    </style:style>
    <style:style style:name="T19" style:family="text">
      <style:text-properties style:text-position="0% 100%" style:font-name="Liberation Serif" fo:font-size="12pt" style:text-underline-style="none" fo:font-weight="normal" officeooo:rsid="0010cc67" style:font-size-asian="12pt" style:font-weight-asian="normal" style:font-size-complex="12pt" style:font-weight-complex="normal"/>
    </style:style>
    <style:style style:name="T20" style:family="text">
      <style:text-properties style:text-position="0% 100%" style:font-name="Liberation Serif" fo:font-size="12pt" style:text-underline-style="none" style:font-size-asian="12pt" style:font-size-complex="12pt"/>
    </style:style>
    <style:style style:name="T21" style:family="text">
      <style:text-properties style:text-position="0% 100%" style:font-name="Liberation Serif" fo:font-size="12pt" style:text-underline-style="none" officeooo:rsid="0010cc67"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ERCISE 3</text:p>
      <text:p text:style-name="P3"><text:span text:style-name="T2"/></text:p>
      <text:p text:style-name="P4"><text:span text:style-name="T1">Simple Measurements</text:span></text:p>
      <text:p text:style-name="P4"><text:span text:style-name="T2"/></text:p>
      <text:p text:style-name="P4"><text:span text:style-name="T2">The Power increases on boot-up to around 5.8 </text:span><text:span text:style-name="T3">W </text:span><text:span text:style-name="T2">before settling back down </text:span><text:span text:style-name="T3">to fluctuating between about 4.8 to 5.1 W</text:span><text:span text:style-name="T2">. </text:span><text:span text:style-name="T3">This fluctuation may be due to the changes in requirements of the pi over time, with the packet sending and receiving process potentially drawing more power.</text:span></text:p>
      <text:p text:style-name="P4"><text:span text:style-name="T3"/></text:p>
      <text:p text:style-name="P8"><text:span text:style-name="T10">N</text:span><text:span text:style-name="T1">etwork Activity</text:span></text:p>
      <text:p text:style-name="P4"><text:span text:style-name="T3"/></text:p>
      <text:p text:style-name="P6"><text:span text:style-name="T9">1. </text:span><text:span text:style-name="T3">T</text:span><text:span text:style-name="T2">cpdump</text:span><text:span text:style-name="T4"> </text:span><text:span text:style-name="T5">shows the pi’s activity on the link to the PC. Through counting the number of packets that occur in 60 seconds, the events per second can be statistically approximated as around </text:span><text:span text:style-name="T6">27 events/min.</text:span></text:p>
      <text:p text:style-name="P5"><text:span text:style-name="T6"/></text:p>
      <text:p text:style-name="P7"><text:span text:style-name="T1">2.</text:span><text:span text:style-name="T2"> While the pi is pinging the PC continuously, the power draw increases from around 4.8 W to about 5.3W.</text:span></text:p>
      <text:p text:style-name="P7"><text:span text:style-name="T2"/></text:p>
      <text:p text:style-name="P8"><text:span text:style-name="T2">When the PC is pinging the pi, the increase is up to around 5.1W.</text:span></text:p>
      <text:p text:style-name="P8"><text:span text:style-name="T2"/></text:p>
      <text:p text:style-name="P8"><text:span text:style-name="T2">It therefore seems to be more energy-expensive to send a packet than to receive, likely because it is an active process requiring the message to be created and sent to the the PC along with a timer, rather than just ‘reflecting’ back a ping from the PC.</text:span></text:p>
      <text:p text:style-name="P8"><text:span text:style-name="T2"/></text:p>
      <text:p text:style-name="P8"><text:span text:style-name="T1">3.</text:span><text:span text:style-name="T4"> </text:span><text:span text:style-name="T7">When the client (PC) first started measuring packet transmission, the wattage increased to 5.8 W until the process was over, at which point it returned to around 4.8 W.</text:span></text:p>
      <text:p text:style-name="P4"><text:span text:style-name="T2"><text:line-break/></text:span><text:span text:style-name="T8">Initial rx-usecs: 57</text:span></text:p>
      <text:p text:style-name="P4"><text:span text:style-name="T8"/></text:p>
      <text:p text:style-name="P9"><text:span text:style-name="T2">With rx-usecs set to zero, the power drawn seemed to largely mirror that of the previous test with no significant changes. I had expected an increase in power consumption due to a sped up process drawing more energy in the same amount of time, but it’s likely this increase wasn’t high enough to be noticeable.</text:span></text:p>
      <text:p text:style-name="P9"><text:span text:style-name="T2"/></text:p>
      <text:p text:style-name="P10"><text:span text:style-name="T1">CPU Activity</text:span></text:p>
      <text:p text:style-name="P10"><text:span text:style-name="T2"/></text:p>
      <text:p text:style-name="P10"><text:span text:style-name="T2">When the stress-ng command was sent, the pi’s power consumption fluctuated between 6.3 – 7 W, much higher than the 5.8 W value from the iperf test.</text:span></text:p>
      <text:p text:style-name="P10"><text:span text:style-name="T2"/></text:p>
      <text:p text:style-name="P11"><text:span text:style-name="T1">Theoretical Experiments</text:span></text:p>
      <text:p text:style-name="P11"><text:span text:style-name="T2"/></text:p>
      <text:p text:style-name="P11"><text:span text:style-name="T1">1.</text:span><text:span text:style-name="T2"> Energy used by pi = 11.11 Wh = 1.111 x 10</text:span><text:span text:style-name="T11">-2</text:span><text:span text:style-name="T15"> kWh</text:span></text:p>
      <text:p text:style-name="P11"><text:span text:style-name="T15"/></text:p>
      <text:p text:style-name="P12"><text:span text:style-name="T16">New York Carbon Impact = 0.2</text:span><text:span text:style-name="T18">61 kgCO</text:span><text:span text:style-name="T13">2</text:span><text:span text:style-name="T18">/kWh</text:span></text:p>
      <text:p text:style-name="P12"><text:span text:style-name="T18"/></text:p>
      <text:p text:style-name="P13"><text:span text:style-name="T17">Carbon Footprint = 1.111 x 10</text:span><text:span text:style-name="T12">-2</text:span><text:span text:style-name="T17"> x 0.261 = 2.90 x 10</text:span><text:span text:style-name="T12">-3</text:span><text:span text:style-name="T17"> kgCO</text:span><text:span text:style-name="T12">2</text:span><text:span text:style-name="T17"> = 2.9 gCO</text:span><text:span text:style-name="T12">2</text:span></text:p>
      <text:p text:style-name="P13"><text:span text:style-name="T17"/></text:p>
      <text:p text:style-name="P1"><text:span text:style-name="T20">2.</text:span><text:span text:style-name="T17"> </text:span><text:span text:style-name="T19">Total Carbon Footprint = 30 x 10</text:span><text:span text:style-name="T14">9</text:span><text:span text:style-name="T19"> x 2.90 x 10</text:span><text:span text:style-name="T14">-3</text:span><text:span text:style-name="T19"> = 87 000 000 kgCO</text:span><text:span text:style-name="T14">2</text:span></text:p>
      <text:p text:style-name="P2"><text:span text:style-name="T19"/></text:p>
      <text:p text:style-name="P2"><text:span text:style-name="T19">T</text:span><text:span text:style-name="T17">his is a somewhat insignificant number considering the yearly worldwide rate is inn the order of magnitude of 10</text:span><text:span text:style-name="T12">12</text:span><text:span text:style-name="T17">. This is unlikely to be an accurate measure, as a raspberry pi is relatively small and probably doesn’t use as much power as the average devi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09:22:04.619425728</meta:creation-date>
    <dc:date>2024-05-21T11:54:39.037324401</dc:date>
    <meta:editing-duration>PT19M2S</meta:editing-duration>
    <meta:editing-cycles>5</meta:editing-cycles>
    <meta:generator>LibreOffice/7.3.7.2$Linux_X86_64 LibreOffice_project/30$Build-2</meta:generator>
    <meta:document-statistic meta:table-count="0" meta:image-count="0" meta:object-count="0" meta:page-count="1" meta:paragraph-count="19" meta:word-count="385" meta:character-count="2117" meta:non-whitespace-character-count="1749"/>
  </office:meta>
</office:document-meta>
</file>